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08FBC79DABA37C35.png" manifest:media-type="image/png"/>
  <manifest:file-entry manifest:full-path="Pictures/1000020100000320000002A3C640345E59858897.png" manifest:media-type="image/png"/>
  <manifest:file-entry manifest:full-path="Pictures/1000020100000064000000640DCECA85C174373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136cm" fo:margin-left="-0.132cm" fo:margin-right="-2.002cm" style:page-number="auto" table:align="margins" style:writing-mode="lr-tb"/>
    </style:style>
    <style:style style:name="Tabla1.A" style:family="table-column">
      <style:table-column-properties style:column-width="7.287cm" style:rel-column-width="26328*"/>
    </style:style>
    <style:style style:name="Tabla1.B" style:family="table-column">
      <style:table-column-properties style:column-width="10.85cm" style:rel-column-width="3920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B1" style:family="table-cell">
      <style:table-cell-properties style:vertical-align="top" fo:background-color="#cccccc" fo:padding-left="0.123cm" fo:padding-right="0.123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7.154cm" fo:margin-left="-0.136cm" table:align="left" style:writing-mode="lr-tb"/>
    </style:style>
    <style:style style:name="Tabla2.A" style:family="table-column">
      <style:table-column-properties style:column-width="2.374cm"/>
    </style:style>
    <style:style style:name="Tabla2.B" style:family="table-column">
      <style:table-column-properties style:column-width="2.974cm"/>
    </style:style>
    <style:style style:name="Tabla2.C" style:family="table-column">
      <style:table-column-properties style:column-width="2.457cm"/>
    </style:style>
    <style:style style:name="Tabla2.D" style:family="table-column">
      <style:table-column-properties style:column-width="1.803cm"/>
    </style:style>
    <style:style style:name="Tabla2.E" style:family="table-column">
      <style:table-column-properties style:column-width="0.298cm"/>
    </style:style>
    <style:style style:name="Tabla2.F" style:family="table-column">
      <style:table-column-properties style:column-width="0.469cm"/>
    </style:style>
    <style:style style:name="Tabla2.G" style:family="table-column">
      <style:table-column-properties style:column-width="0.919cm"/>
    </style:style>
    <style:style style:name="Tabla2.H" style:family="table-column">
      <style:table-column-properties style:column-width="0.831cm"/>
    </style:style>
    <style:style style:name="Tabla2.I" style:family="table-column">
      <style:table-column-properties style:column-width="1.125cm"/>
    </style:style>
    <style:style style:name="Tabla2.J" style:family="table-column">
      <style:table-column-properties style:column-width="0.145cm"/>
    </style:style>
    <style:style style:name="Tabla2.K" style:family="table-column">
      <style:table-column-properties style:column-width="0.436cm"/>
    </style:style>
    <style:style style:name="Tabla2.L" style:family="table-column">
      <style:table-column-properties style:column-width="0.794cm"/>
    </style:style>
    <style:style style:name="Tabla2.M" style:family="table-column">
      <style:table-column-properties style:column-width="0.252cm"/>
    </style:style>
    <style:style style:name="Tabla2.N" style:family="table-column">
      <style:table-column-properties style:column-width="0.365cm"/>
    </style:style>
    <style:style style:name="Tabla2.O" style:family="table-column">
      <style:table-column-properties style:column-width="0.635cm"/>
    </style:style>
    <style:style style:name="Tabla2.P" style:family="table-column">
      <style:table-column-properties style:column-width="1.2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I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O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A3" style:family="table-cell">
      <style:table-cell-properties style:vertical-align="top" fo:background-color="#cccccc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E6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3" style:family="table">
      <style:table-properties style:width="17.276cm" fo:margin-left="-0.136cm" table:align="left" style:writing-mode="lr-tb"/>
    </style:style>
    <style:style style:name="Tabla3.A" style:family="table-column">
      <style:table-column-properties style:column-width="10.906cm"/>
    </style:style>
    <style:style style:name="Tabla3.B" style:family="table-column">
      <style:table-column-properties style:column-width="6.36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" style:family="table">
      <style:table-properties style:width="17.272cm" fo:margin-left="-0.136cm" table:align="left" style:writing-mode="lr-tb"/>
    </style:style>
    <style:style style:name="Tabla4.A" style:family="table-column">
      <style:table-column-properties style:column-width="5.749cm"/>
    </style:style>
    <style:style style:name="Tabla4.C" style:family="table-column">
      <style:table-column-properties style:column-width="5.77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7.272cm" fo:margin-left="-0.136cm" table:align="left" style:writing-mode="lr-tb"/>
    </style:style>
    <style:style style:name="Tabla5.A" style:family="table-column">
      <style:table-column-properties style:column-width="5.749cm"/>
    </style:style>
    <style:style style:name="Tabla5.C" style:family="table-column">
      <style:table-column-properties style:column-width="5.77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P1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P2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P3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8pt" fo:font-style="italic" style:font-size-asian="18pt" style:font-style-asian="italic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paragraph-properties style:snap-to-layout-grid="false"/>
      <style:text-properties fo:font-weight="bold" officeooo:paragraph-rsid="000fba71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1" style:family="paragraph" style:parent-style-name="Standard">
      <style:paragraph-properties style:snap-to-layout-grid="false"/>
      <style:text-properties fo:font-weight="bold" officeooo:rsid="000fba71" officeooo:paragraph-rsid="000fba71" style:font-weight-asian="bold"/>
    </style:style>
    <style:style style:name="P12" style:family="paragraph" style:parent-style-name="Standard">
      <style:paragraph-properties style:snap-to-layout-grid="false"/>
      <style:text-properties fo:font-weight="bold" officeooo:rsid="000fba71" officeooo:paragraph-rsid="0011390a" style:font-weight-asian="bold"/>
    </style:style>
    <style:style style:name="P13" style:family="paragraph" style:parent-style-name="Standard">
      <style:paragraph-properties style:snap-to-layout-grid="false"/>
      <style:text-properties fo:font-weight="bold" officeooo:rsid="0011390a" officeooo:paragraph-rsid="0011390a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11390a" officeooo:paragraph-rsid="00141a49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1c91b" officeooo:paragraph-rsid="0011c91b" style:font-weight-asian="bold"/>
    </style:style>
    <style:style style:name="P16" style:family="paragraph" style:parent-style-name="Standard">
      <style:paragraph-properties style:snap-to-layout-grid="false"/>
      <style:text-properties fo:font-weight="bold" officeooo:rsid="0016e94e" officeooo:paragraph-rsid="0016e94e" style:font-weight-asian="bold"/>
    </style:style>
    <style:style style:name="P17" style:family="paragraph" style:parent-style-name="Standard">
      <style:paragraph-properties style:snap-to-layout-grid="false"/>
      <style:text-properties fo:font-weight="bold" officeooo:rsid="0017f072" officeooo:paragraph-rsid="0017f072" style:font-weight-asian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weight="bold" officeooo:rsid="0017f072" officeooo:paragraph-rsid="0017f072" style:font-weight-asian="bold"/>
    </style:style>
    <style:style style:name="P19" style:family="paragraph" style:parent-style-name="Standard">
      <style:paragraph-properties style:snap-to-layout-grid="false"/>
      <style:text-properties fo:font-weight="bold" officeooo:rsid="001f1f5e" officeooo:paragraph-rsid="001f1f5e" style:font-weight-asian="bold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text-properties fo:font-size="8pt" fo:font-weight="bold" style:font-size-asian="8pt" style:font-weight-asian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Courier New" fo:font-weight="bold" style:font-weight-asian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tyle="italic" fo:font-weight="bold" officeooo:rsid="0011c91b" officeooo:paragraph-rsid="0011c91b" style:font-style-asian="italic" style:font-weight-asian="bold"/>
    </style:style>
    <style:style style:name="P25" style:family="paragraph" style:parent-style-name="Standard">
      <style:text-properties fo:font-weight="normal" officeooo:rsid="0017f072" officeooo:paragraph-rsid="0017f072" style:font-weight-asian="normal" style:font-weight-complex="normal"/>
    </style:style>
    <style:style style:name="P26" style:family="paragraph" style:parent-style-name="Standard">
      <style:text-properties fo:font-weight="normal" officeooo:rsid="0017f072" officeooo:paragraph-rsid="001f1f5e" style:font-weight-asian="normal" style:font-weight-complex="normal"/>
    </style:style>
    <style:style style:name="P27" style:family="paragraph" style:parent-style-name="Standard">
      <style:text-properties fo:font-weight="normal" officeooo:paragraph-rsid="001f1f5e" style:font-weight-asian="normal"/>
    </style:style>
    <style:style style:name="P28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0c7a" officeooo:paragraph-rsid="001f1f5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701c" officeooo:paragraph-rsid="0020780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0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701c" officeooo:paragraph-rsid="0020a7d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1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0780c" officeooo:paragraph-rsid="0020780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2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0a7d2" officeooo:paragraph-rsid="0020a7d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3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46c3b" officeooo:paragraph-rsid="00246c3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4" style:family="paragraph" style:parent-style-name="Standard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90948" officeooo:paragraph-rsid="00290948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5" style:family="paragraph" style:parent-style-name="Standard">
      <style:text-properties style:use-window-font-color="true" loext:opacity="0%" style:font-name="Times New Roman" fo:font-size="10pt" fo:language="es" fo:country="ES" fo:font-weight="normal" officeooo:rsid="0028ffb6" officeooo:paragraph-rsid="0028ffb6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6" style:family="paragraph" style:parent-style-name="Standard">
      <style:paragraph-properties fo:margin-left="0cm" fo:margin-right="0cm" fo:text-indent="1.753cm" style:auto-text-indent="false" style:snap-to-layout-grid="false"/>
    </style:style>
    <style:style style:name="P37" style:family="paragraph" style:parent-style-name="Standard">
      <loext:graphic-properties draw:fill="solid" draw:fill-color="#cccccc"/>
      <style:paragraph-properties fo:margin-left="0cm" fo:margin-right="-2.002cm" fo:text-align="center" style:justify-single-word="false" fo:text-indent="0cm" style:auto-text-indent="false" fo:background-color="#cccccc"/>
      <style:text-properties fo:font-size="14pt" fo:font-style="italic" fo:font-weight="bold" style:font-size-asian="14pt" style:font-style-asian="italic" style:font-weight-asian="bold"/>
    </style:style>
    <style:style style:name="P38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0c7a" officeooo:paragraph-rsid="001b0c7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9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0c7a" officeooo:paragraph-rsid="001f1f5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0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0780c" officeooo:paragraph-rsid="0024783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1" style:family="paragraph" style:parent-style-name="Standard">
      <style:paragraph-properties fo:margin-left="1.249cm" fo:margin-right="0cm" fo:text-indent="0cm" style:auto-text-indent="false"/>
      <style:text-properties fo:font-weight="bold" officeooo:rsid="0017f072" officeooo:paragraph-rsid="0017f072" style:font-weight-asian="bold"/>
    </style:style>
    <style:style style:name="P42" style:family="paragraph" style:parent-style-name="Standard">
      <style:paragraph-properties fo:margin-left="1.249cm" fo:margin-right="0cm" fo:text-indent="0cm" style:auto-text-indent="false" style:snap-to-layout-grid="false"/>
      <style:text-properties fo:font-weight="bold" officeooo:rsid="0017f072" officeooo:paragraph-rsid="0017f072" style:font-weight-asian="bold"/>
    </style:style>
    <style:style style:name="P43" style:family="paragraph" style:parent-style-name="Standard">
      <style:paragraph-properties fo:margin-left="1.249cm" fo:margin-right="0cm" fo:text-indent="0cm" style:auto-text-indent="false" style:snap-to-layout-grid="false"/>
      <style:text-properties fo:font-weight="bold" officeooo:rsid="0017f072" officeooo:paragraph-rsid="000fba71" style:font-weight-asian="bold"/>
    </style:style>
    <style:style style:name="P44" style:family="paragraph" style:parent-style-name="Heading_20_2">
      <style:paragraph-properties style:snap-to-layout-grid="false"/>
      <style:text-properties style:font-name="Tahoma" style:font-size-complex="12pt"/>
    </style:style>
    <style:style style:name="P45" style:family="paragraph" style:parent-style-name="Heading_20_2">
      <style:paragraph-properties style:snap-to-layout-grid="false"/>
    </style:style>
    <style:style style:name="P46" style:family="paragraph" style:parent-style-name="Standard" style:list-style-name="L2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b0c7a" officeooo:paragraph-rsid="001f1f5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7" style:family="paragraph" style:parent-style-name="Standard" style:list-style-name="L3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46c3b" officeooo:paragraph-rsid="00246c3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8" style:family="paragraph" style:parent-style-name="Standard" style:list-style-name="L4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0a7d2" officeooo:paragraph-rsid="0020a7d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9" style:family="paragraph" style:parent-style-name="Standard" style:list-style-name="L4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127a6" officeooo:paragraph-rsid="002127a6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0" style:family="paragraph" style:parent-style-name="Standard" style:list-style-name="L5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90948" officeooo:paragraph-rsid="00290948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1" style:family="paragraph" style:parent-style-name="Standard" style:list-style-name="L5">
      <style:paragraph-properties fo:orphans="2" fo:widows="2" style:snap-to-layout-grid="false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999b5" officeooo:paragraph-rsid="002999b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2" style:family="paragraph" style:parent-style-name="Standard" style:list-style-name="L4">
      <style:paragraph-properties fo:orphans="2" fo:widows="2" style:snap-to-layout-grid="false"/>
      <style:text-properties officeooo:rsid="0017f072" officeooo:paragraph-rsid="0020a7d2"/>
    </style:style>
    <style:style style:name="P53" style:family="paragraph" style:parent-style-name="Standard" style:list-style-name="L6">
      <style:text-properties fo:font-weight="normal" officeooo:rsid="002127a6" officeooo:paragraph-rsid="002127a6" style:font-weight-asian="normal"/>
    </style:style>
    <style:style style:name="P54" style:family="paragraph" style:parent-style-name="Standard" style:list-style-name="L6">
      <style:text-properties fo:font-weight="normal" officeooo:rsid="0028ffb6" officeooo:paragraph-rsid="0028ffb6" style:font-weight-asian="normal" style:font-weight-complex="normal"/>
    </style:style>
    <style:style style:name="P55" style:family="paragraph" style:parent-style-name="Standard" style:list-style-name="L6">
      <style:text-properties style:use-window-font-color="true" loext:opacity="0%" style:font-name="Times New Roman" fo:font-size="10pt" fo:language="es" fo:country="ES" fo:font-weight="normal" officeooo:rsid="0028ffb6" officeooo:paragraph-rsid="0028ffb6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6" style:family="paragraph" style:parent-style-name="Standard">
      <style:text-properties fo:font-size="8pt" fo:font-weight="bold" style:font-size-asian="8pt" style:font-weight-asian="bold"/>
    </style:style>
    <style:style style:name="P57" style:family="paragraph" style:parent-style-name="Standard">
      <style:text-properties fo:font-size="2pt" style:font-size-asian="1.75pt" style:font-size-complex="2pt"/>
    </style:style>
    <style:style style:name="P58" style:family="paragraph" style:parent-style-name="Standard" style:list-style-name="L1">
      <loext:graphic-properties draw:fill="none"/>
      <style:paragraph-properties fo:margin-left="0cm" fo:margin-right="0cm" fo:orphans="2" fo:widows="2" fo:text-indent="0cm" style:auto-text-indent="false" fo:background-color="transparent" style:snap-to-layout-grid="false" style:writing-mode="lr-tb">
        <style:tab-stops>
          <style:tab-stop style:position="-0.508cm"/>
        </style:tab-stops>
      </style:paragraph-properties>
      <style:text-properties officeooo:paragraph-rsid="00141a49"/>
    </style:style>
    <style:style style:name="P59" style:family="paragraph">
      <style:paragraph-properties fo:text-align="start"/>
      <style:text-properties style:text-line-through-style="none" style:text-line-through-type="none" style:font-name="Times New Roman1" fo:font-size="10pt" fo:font-style="normal" style:text-underline-style="none" fo:font-weight="normal"/>
    </style:style>
    <style:style style:name="T1" style:family="text">
      <style:text-properties style:font-name="Tahoma" fo:font-size="11pt" officeooo:rsid="000fba71" style:font-size-asian="11pt" style:font-size-complex="11pt"/>
    </style:style>
    <style:style style:name="T2" style:family="text">
      <style:text-properties style:font-name="Tahoma" fo:font-size="11pt" officeooo:rsid="000fba71" style:font-size-asian="11pt" style:font-size-complex="12pt"/>
    </style:style>
    <style:style style:name="T3" style:family="text">
      <style:text-properties style:font-name="Tahoma" fo:font-size="14pt" style:font-size-asian="14pt" style:font-size-complex="14pt"/>
    </style:style>
    <style:style style:name="T4" style:family="text">
      <style:text-properties style:font-name="Tahoma" fo:font-size="14pt" officeooo:rsid="000fba71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fba71" style:font-weight-asian="bold"/>
    </style:style>
    <style:style style:name="T7" style:family="text">
      <style:text-properties style:font-name="Courier New" fo:font-size="16pt" fo:font-weight="bold" style:font-size-asian="16pt" style:font-weight-asian="bold"/>
    </style:style>
    <style:style style:name="T8" style:family="text">
      <style:text-properties officeooo:rsid="000fba71"/>
    </style:style>
    <style:style style:name="T9" style:family="text">
      <style:text-properties officeooo:rsid="0011390a"/>
    </style:style>
    <style:style style:name="T10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f1f5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0a7d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1de33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0228e7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officeooo:rsid="0017f072"/>
    </style:style>
    <style:style style:name="T16" style:family="text">
      <style:text-properties style:use-window-font-color="true" loext:opacity="0%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17" style:family="text">
      <style:text-properties style:use-window-font-color="true" loext:opacity="0%" style:font-name="Times New Roman" fo:font-size="10pt" fo:language="es" fo:country="ES" officeooo:rsid="001de33e" style:font-name-asian="Times New Roman" style:font-size-asian="10pt" style:font-name-complex="Times New Roman" style:font-size-complex="10pt" style:language-complex="ar" style:country-complex="SA"/>
    </style:style>
    <style:style style:name="T18" style:family="text">
      <style:text-properties style:use-window-font-color="true" loext:opacity="0%" style:font-name="Times New Roman" fo:font-size="10pt" fo:language="es" fo:country="ES" officeooo:rsid="001f1f5e" style:font-name-asian="Times New Roman" style:font-size-asian="10pt" style:font-name-complex="Times New Roman" style:font-size-complex="10pt" style:language-complex="ar" style:country-complex="SA"/>
    </style:style>
    <style:style style:name="T19" style:family="text">
      <style:text-properties style:use-window-font-color="true" loext:opacity="0%" style:font-name="Times New Roman" fo:font-size="10pt" fo:language="es" fo:country="ES" officeooo:rsid="0017f072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Times New Roman" fo:font-size="10pt" fo:language="es" fo:country="ES" officeooo:rsid="0028ffb6" style:font-name-asian="Times New Roman" style:font-size-asian="10pt" style:font-name-complex="Times New Roman" style:font-size-complex="10pt" style:language-complex="ar" style:country-complex="SA"/>
    </style:style>
    <style:style style:name="T21" style:family="text">
      <style:text-properties style:use-window-font-color="true" loext:opacity="0%" style:font-name="Times New Roman" fo:font-size="10pt" fo:language="es" fo:country="ES" officeooo:rsid="00290948" style:font-name-asian="Times New Roman" style:font-size-asian="10pt" style:font-name-complex="Times New Roman" style:font-size-complex="10pt" style:language-complex="ar" style:country-complex="SA"/>
    </style:style>
    <style:style style:name="T22" style:family="text">
      <style:text-properties officeooo:rsid="001b0c7a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1ca904" style:font-style-asian="italic" style:font-style-complex="italic"/>
    </style:style>
    <style:style style:name="T25" style:family="text">
      <style:text-properties officeooo:rsid="001de33e"/>
    </style:style>
    <style:style style:name="T26" style:family="text">
      <style:text-properties officeooo:rsid="001f1f5e"/>
    </style:style>
    <style:style style:name="T27" style:family="text">
      <style:text-properties officeooo:rsid="0020780c"/>
    </style:style>
    <style:style style:name="T28" style:family="text">
      <style:text-properties style:font-style-asian="normal" style:font-style-complex="normal"/>
    </style:style>
    <style:style style:name="T29" style:family="text">
      <style:text-properties officeooo:rsid="001ca904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officeooo:rsid="0017f072"/>
    </style:style>
    <style:style style:name="T31" style:family="text">
      <style:text-properties style:text-underline-style="solid" style:text-underline-width="auto" style:text-underline-color="font-color" officeooo:rsid="001ca904"/>
    </style:style>
    <style:style style:name="T32" style:family="text">
      <style:text-properties officeooo:rsid="0020a7d2"/>
    </style:style>
    <style:style style:name="T33" style:family="text">
      <style:text-properties officeooo:rsid="002127a6"/>
    </style:style>
    <style:style style:name="T34" style:family="text">
      <style:text-properties officeooo:rsid="00228e7f"/>
    </style:style>
    <style:style style:name="T35" style:family="text">
      <style:text-properties officeooo:rsid="00247830"/>
    </style:style>
    <style:style style:name="T36" style:family="text">
      <style:text-properties officeooo:rsid="0028104d"/>
    </style:style>
    <style:style style:name="T37" style:family="text">
      <style:text-properties officeooo:rsid="0028ffb6"/>
    </style:style>
    <style:style style:name="T38" style:family="text">
      <style:text-properties style:font-weight-complex="normal"/>
    </style:style>
    <style:style style:name="T39" style:family="text">
      <style:text-properties officeooo:rsid="0017f072" style:font-weight-complex="normal"/>
    </style:style>
    <style:style style:name="T40" style:family="text">
      <style:text-properties officeooo:rsid="00246c3b" style:font-weight-complex="normal"/>
    </style:style>
    <style:style style:name="T41" style:family="text">
      <style:text-properties officeooo:rsid="0028ffb6" style:font-weight-complex="normal"/>
    </style:style>
    <style:style style:name="T42" style:family="text">
      <style:text-properties officeooo:rsid="002999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Alumnado" form:control-implementation="ooo:com.sun.star.form.component.CheckBox" xml:id="control1" form:id="control1" form:label="Alumnado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partamento" form:control-implementation="ooo:com.sun.star.form.component.CheckBox" xml:id="control2" form:id="control2" form:label="Departament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44" text:outline-level="2">I.E.S. Gran Capitán</text:h>
          </table:table-cell>
          <table:table-cell table:style-name="Tabla1.B1" office:value-type="string">
            <text:p text:style-name="P5">Proyecto Integrado</text:p>
          </table:table-cell>
        </table:table-row>
        <table:table-row table:style-name="Tabla1.1">
          <table:table-cell table:style-name="Tabla1.A1" office:value-type="string">
            <text:h text:style-name="P44" text:outline-level="2">Departamento de Informática</text:h>
          </table:table-cell>
          <table:table-cell table:style-name="Tabla1.B1" office:value-type="string">
            <text:p text:style-name="P6">Anteproyecto<text:span text:style-name="T8">s</text:span></text:p>
          </table:table-cell>
        </table:table-row>
        <table:table-row table:style-name="Tabla1.1">
          <table:table-cell table:style-name="Tabla1.A3" table:number-columns-spanned="2" office:value-type="string">
            <text:h text:style-name="P45" text:outline-level="2"><text:span text:style-name="T1">C.F.G.</text:span><text:span text:style-name="T2">S. </text:span><text:span text:style-name="T3">Administración Sistemas Informáticos </text:span><text:span text:style-name="T4">en Red</text:span></text:h>
          </table:table-cell>
          <table:covered-table-cell/>
        </table:table-row>
      </table:table>
      <text:p text:style-name="P7"/>
      <text:p text:style-name="P37">Datos Personales del Alumno/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column table:style-name="Tabla2.L"/>
        <table:table-column table:style-name="Tabla2.M"/>
        <table:table-column table:style-name="Tabla2.N"/>
        <table:table-column table:style-name="Tabla2.O"/>
        <table:table-column table:style-name="Tabla2.P"/>
        <table:table-row table:style-name="Tabla2.1">
          <table:table-cell table:style-name="Tabla2.A1" office:value-type="string">
            <text:p text:style-name="P8">Apellidos</text:p>
          </table:table-cell>
          <table:table-cell table:style-name="Tabla2.A1" table:number-columns-spanned="5" office:value-type="string">
            <text:p text:style-name="P16">Blanco Wasmer</text:p>
          </table:table-cell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8">Nombre</text:p>
          </table:table-cell>
          <table:covered-table-cell/>
          <table:table-cell table:style-name="Tabla2.I1" table:number-columns-spanned="8" office:value-type="string">
            <text:p text:style-name="P16">Ped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8">DNI</text:p>
          </table:table-cell>
          <table:table-cell table:style-name="Tabla2.A2" office:value-type="string">
            <text:p text:style-name="P16">77329107W</text:p>
          </table:table-cell>
          <table:table-cell table:style-name="Tabla2.A2" table:number-columns-spanned="5" office:value-type="string">
            <text:p text:style-name="P8">Año de inicio de los estudios</text:p>
          </table:table-cell>
          <table:covered-table-cell/>
          <table:covered-table-cell/>
          <table:covered-table-cell/>
          <table:covered-table-cell/>
          <table:table-cell table:style-name="Tabla2.A2" table:number-columns-spanned="3" office:value-type="string">
            <text:p text:style-name="P16">2021 (POT)</text:p>
          </table:table-cell>
          <table:covered-table-cell/>
          <table:covered-table-cell/>
          <table:table-cell table:style-name="Tabla2.A2" table:number-columns-spanned="4" office:value-type="string">
            <text:p text:style-name="P8">Edad</text:p>
          </table:table-cell>
          <table:covered-table-cell/>
          <table:covered-table-cell/>
          <table:covered-table-cell/>
          <table:table-cell table:style-name="Tabla2.O2" table:number-columns-spanned="2" office:value-type="string">
            <text:p text:style-name="P16">42</text:p>
          </table:table-cell>
          <table:covered-table-cell/>
        </table:table-row>
        <table:table-row table:style-name="Tabla2.1">
          <table:table-cell table:style-name="Tabla2.A3" table:number-columns-spanned="16" office:value-type="string">
            <text:p text:style-name="P24">Datos de cont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8">Calle</text:p>
          </table:table-cell>
          <table:table-cell table:style-name="Tabla2.A2" table:number-columns-spanned="2" office:value-type="string">
            <text:p text:style-name="P16">Avenida Agrupación Córdoba</text:p>
          </table:table-cell>
          <table:covered-table-cell/>
          <table:table-cell table:style-name="Tabla2.A2" table:number-columns-spanned="2" office:value-type="string">
            <text:p text:style-name="P8">Nª</text:p>
          </table:table-cell>
          <table:covered-table-cell/>
          <table:table-cell table:style-name="Tabla2.A2" office:value-type="string">
            <text:p text:style-name="P16">7</text:p>
          </table:table-cell>
          <table:table-cell table:style-name="Tabla2.A2" office:value-type="string">
            <text:p text:style-name="P8">Piso</text:p>
          </table:table-cell>
          <table:table-cell table:style-name="Tabla2.A2" office:value-type="string">
            <text:p text:style-name="P16">3</text:p>
          </table:table-cell>
          <table:table-cell table:style-name="Tabla2.A2" table:number-columns-spanned="2" office:value-type="string">
            <text:p text:style-name="P8">Letra</text:p>
          </table:table-cell>
          <table:covered-table-cell/>
          <table:table-cell table:style-name="Tabla2.A2" table:number-columns-spanned="2" office:value-type="string">
            <text:p text:style-name="P16">B</text:p>
          </table:table-cell>
          <table:covered-table-cell/>
          <table:table-cell table:style-name="Tabla2.A2" table:number-columns-spanned="3" office:value-type="string">
            <text:p text:style-name="P8">Esc.</text:p>
          </table:table-cell>
          <table:covered-table-cell/>
          <table:covered-table-cell/>
          <table:table-cell table:style-name="Tabla2.O2" office:value-type="string">
            <text:p text:style-name="P16">6A</text:p>
          </table:table-cell>
        </table:table-row>
        <table:table-row table:style-name="Tabla2.1">
          <table:table-cell table:style-name="Tabla2.A2" office:value-type="string">
            <text:p text:style-name="P8">Población</text:p>
          </table:table-cell>
          <table:table-cell table:style-name="Tabla2.A2" table:number-columns-spanned="2" office:value-type="string">
            <text:p text:style-name="P17">Córdoba</text:p>
          </table:table-cell>
          <table:covered-table-cell/>
          <table:table-cell table:style-name="Tabla2.A2" table:number-columns-spanned="3" office:value-type="string">
            <text:p text:style-name="P8">Municipio</text:p>
          </table:table-cell>
          <table:covered-table-cell/>
          <table:covered-table-cell/>
          <table:table-cell table:style-name="Tabla2.A2" table:number-columns-spanned="7" office:value-type="string">
            <text:p text:style-name="P17">Córdob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2" office:value-type="string">
            <text:p text:style-name="P8">C.P.</text:p>
          </table:table-cell>
          <table:covered-table-cell/>
          <table:table-cell table:style-name="Tabla2.O2" office:value-type="string">
            <text:p text:style-name="P17">14007</text:p>
          </table:table-cell>
        </table:table-row>
        <table:table-row table:style-name="Tabla2.1">
          <table:table-cell table:style-name="Tabla2.A2" office:value-type="string">
            <text:p text:style-name="P15">Email</text:p>
          </table:table-cell>
          <table:table-cell table:style-name="Tabla2.A2" table:number-columns-spanned="2" office:value-type="string">
            <text:p text:style-name="P17"><text:a xlink:type="simple" xlink:href="mailto:pedro.blanco.wasmer@gmail.com" text:style-name="Internet_20_link" text:visited-style-name="Visited_20_Internet_20_Link">pedro.blanco.wasmer@gmail.com</text:a></text:p>
            <text:p text:style-name="P17"><text:a xlink:type="simple" xlink:href="mailto:a19blwape@iesgrancapitan.org" text:style-name="Internet_20_link" text:visited-style-name="Visited_20_Internet_20_Link">a19blwape@iesgrancapitan.org</text:a></text:p>
          </table:table-cell>
          <table:covered-table-cell/>
          <table:table-cell table:style-name="Tabla2.A2" office:value-type="string">
            <text:p text:style-name="P8">Teléfonos</text:p>
          </table:table-cell>
          <table:table-cell table:style-name="Tabla2.E6" office:value-type="string">
            <text:p text:style-name="P10">1</text:p>
          </table:table-cell>
          <table:table-cell table:style-name="Tabla2.A2" table:number-columns-spanned="4" office:value-type="string">
            <text:p text:style-name="P18">647 48 53 96</text:p>
          </table:table-cell>
          <table:covered-table-cell/>
          <table:covered-table-cell/>
          <table:covered-table-cell/>
          <table:table-cell table:style-name="Tabla2.E6" table:number-columns-spanned="2" office:value-type="string">
            <text:p text:style-name="P10">2</text:p>
          </table:table-cell>
          <table:covered-table-cell/>
          <table:table-cell table:style-name="Tabla2.O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7"><text:tab/></text:p>
      <text:p text:style-name="P4">DATOS DEL PROYECTO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8">Título</text:p>
            <text:p text:style-name="P41">Directorio de Mapas de Conocimiento Crítico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8">A<text:span text:style-name="T8">lumno/a/s</text:span></text:p>
            <text:p text:style-name="P42">Pedro Blanco Wasmer</text:p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p text:style-name="P8">Tutor/<text:span text:style-name="T8">es</text:span> <text:s text:c="2"/>Docente/<text:span text:style-name="T8">s</text:span></text:p>
            <text:p text:style-name="P7"/>
          </table:table-cell>
          <table:covered-table-cell/>
        </table:table-row>
        <table:table-row table:style-name="Tabla3.1">
          <table:table-cell table:style-name="Tabla3.A4" office:value-type="string">
            <text:list xml:id="list1027246674" text:style-name="L1">
              <text:list-item>
                <text:list>
                  <text:list-header>
                    <text:p text:style-name="P58"><text:span text:style-name="T5">Proyecto propuesto </text:span><text:span text:style-name="T6">por</text:span><text:span text:style-name="T5">: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8"><text:span text:style-name="T6"><text:s/></text:span><text:span text:style-name="T5"><text:s text:c="2"/></text:span><text:span text:style-name="T5"><draw:control text:anchor-type="as-char" svg:y="-0.247cm" draw:z-index="6" draw:name="Forma1" draw:style-name="gr1" draw:text-style-name="P59" svg:width="2.057cm" svg:height="0.272cm" draw:control="control1"/></text:span><text:span text:style-name="T5"><text:s text:c="10"/></text:span><text:span text:style-name="T5"><draw:control text:anchor-type="as-char" svg:y="-0.247cm" draw:z-index="7" draw:name="Forma2" draw:style-name="gr1" draw:text-style-name="P59" svg:width="2.488cm" svg:height="0.272cm" draw:control="control2"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  <table:table-cell table:style-name="Tabla3.A1" office:value-type="string">
            <text:p text:style-name="P9">Fecha de la Propuesta:</text:p>
            <text:p text:style-name="P43"><text:span text:style-name="T37">02</text:span>/0<text:span text:style-name="T37">3</text:span>/2021</text:p>
          </table:table-cell>
        </table:table-row>
        <table:table-row table:style-name="Tabla3.1">
          <table:table-cell table:style-name="Tabla3.A2" table:number-columns-spanned="2" office:value-type="string">
            <text:p text:style-name="P11">Introducción</text:p>
            <text:p text:style-name="P27"><text:span text:style-name="T19">El alumno forma parte </text:span><text:span text:style-name="T39">del Grupo “Identificación de Conocimiento Crítico”, dentro del Programa “Embajadores del Conocimiento”, </text:span><text:span text:style-name="T40">que es parte de la estrategia de Gestión del Conocimiento desarrollada por </text:span><text:span text:style-name="T39">el Instituto Andaluz de Administración Pública </text:span><text:span text:style-name="T40">(IAAP)</text:span><text:span text:style-name="T39">, de la Junta de Andalucía.</text:span></text:p>
            <text:p text:style-name="P26"/>
            <text:p text:style-name="P39"><text:span text:style-name="T27">En este ámbito, se puede definir l</text:span>a Gestión del Conocimiento <text:span text:style-name="T27">como </text:span>el conjunto de estrategias, proyectos, actuaciones e iniciativas destinadas a mejorar la productividad del personal al servicio de la administración pública, mediante un uso eficiente del conocimiento existente, individual y colectivo, tangible-explícito (datos, documentos,...) e intangible-tácito (experiencia, capacidades,...).</text:p>
            <text:p text:style-name="P39"/>
            <text:p text:style-name="P26"><text:span text:style-name="T26">Concretamente, </text:span><text:span text:style-name="T18">el </text:span><text:span text:style-name="T22">Grupo </text:span>“Identificación de Conocimiento Crítico” <text:span text:style-name="T26">trabaja </text:span><text:span text:style-name="T18">con </text:span><text:span text:style-name="T22">la “Metodología para la Creación de Mapas de Conocimiento Crítico” </text:span><text:span text:style-name="T36">como base de realización de Planes de Actuación </text:span><text:span text:style-name="T22">y trata de desarrollar, implantar y popularizar dicha metodología en el ámbito de la Administración Pública Andaluza.</text:span></text:p>
            <text:p text:style-name="P25"/>
            <text:p text:style-name="P39">El conocimiento crítico es aquel que sostiene tu ventaja competitiva, que en el ámbito laboral es la razón por la que los clientes prefieren a tu empresa respecto de los competidores.</text:p>
            <text:p text:style-name="P39"/>
            <text:p text:style-name="P39"><text:span text:style-name="T26">Un </text:span>mapa de conocimiento crítico <text:span text:style-name="T26">es </text:span>la estructura que va a dar forma a las conexiones entre los diferentes (pero normalmente relacionados) conocimientos críticos de una organización <text:span text:style-name="T26">y</text:span> debe responder a las siguientes preguntas:</text:p>
            <text:list xml:id="list2543031053" text:style-name="L2">
              <text:list-item>
                <text:p text:style-name="P46">¿Tienes claro para qué quieres un conocimiento, cuáles son tus objetivos?</text:p>
              </text:list-item>
              <text:list-item>
                <text:p text:style-name="P46">¿Tienes claro qué conocimiento necesitas para la consecución de tus objetivos?</text:p>
              </text:list-item>
              <text:list-item>
                <text:p text:style-name="P46">¿Puedes clasificar el conocimiento que necesitas?</text:p>
              </text:list-item>
              <text:list-item>
                <text:p text:style-name="P46">¿Puedes organizar en orden de importancia y de criticidad el conocimiento?</text:p>
              </text:list-item>
              <text:list-item>
                <text:p text:style-name="P46">¿Tienes claro quién tiene o dónde está ese conocimiento y cómo vas a adquirirlo?</text:p>
              </text:list-item>
            </text:list>
            <text:p text:style-name="P28"/>
            <text:p text:style-name="P31">Aunque se us<text:span text:style-name="T32">e</text:span> la palabra <text:span text:style-name="T23">mapa</text:span>, el término no se refiere a una representación geográfica de los recursos, sino <text:span text:style-name="T32">a una</text:span> relación conceptual entre los conocimientos críticos de la organización, su rango de criticidad, quién tiene y quién necesita esos conocimientos, además de otros aspectos también importantes.</text:p>
            <text:p text:style-name="P29"/>
            <text:p text:style-name="P29">Entre los objetivos del Grupo “Identificación del Conocimiento Crítico” está <text:span text:style-name="T23">“Difundir la metodología para elaborar mapas de conocimiento crítico”</text:span><text:span text:style-name="T28"> (sic) </text:span><text:span text:style-name="T29">y e</text:span><text:span text:style-name="T15">n </text:span><text:span text:style-name="T26">esta línea, en </text:span><text:span text:style-name="T15">la actual convocatoria (2020-2021), la Coordinación del Programa “Embajadores del Conocimiento” ha lanzado </text:span><text:span text:style-name="T30">una propuesta al grupo: realizar un “Directorio de Mapas de </text:span><text:soft-page-break/><text:span text:style-name="T30">Conocimiento Crítico”, </text:span><text:span text:style-name="T31">concretamente con forma de “</text:span><text:span text:style-name="T24">mapa geolocalizado”</text:span><text:span text:style-name="T31"> (sic).</text:span></text:p>
            <text:p text:style-name="P29"/>
            <text:p text:style-name="P33">Referencias:</text:p>
            <text:list xml:id="list2196341290" text:style-name="L3">
              <text:list-item>
                <text:p text:style-name="P47">Blog de Gestión del Conocimiento en la web del IAAP: <text:a xlink:type="simple" xlink:href="https://ws168.juntadeandalucia.es/iaap/gestiondelconocimiento/" text:style-name="Internet_20_link" text:visited-style-name="Visited_20_Internet_20_Link">https://ws168.juntadeandalucia.es/iaap/gestiondelconocimiento/</text:a></text:p>
                <text:list>
                  <text:list-item>
                    <text:p text:style-name="P47">Introducción a la Identificación del Conocimiento Crítico: <text:a xlink:type="simple" xlink:href="https://ws168.juntadeandalucia.es/iaap/gestiondelconocimiento/identificacion-del-conocimiento-critico-y-esto-que-es/" text:style-name="Internet_20_link" text:visited-style-name="Visited_20_Internet_20_Link">https://ws168.juntadeandalucia.es/iaap/gestiondelconocimiento/identificacion-del-conocimiento-critico-y-esto-que-es/</text:a></text:p>
                  </text:list-item>
                </text:list>
              </text:list-item>
              <text:list-item>
                <text:p text:style-name="P47">Wiki de Gestión del Conocimiento: <text:a xlink:type="simple" xlink:href="https://ws086.juntadeandalucia.es/wikigestionC/index.php?title=Página_principal" text:style-name="Internet_20_link" text:visited-style-name="Visited_20_Internet_20_Link">https://ws086.juntadeandalucia.es/wikigestionC/index.php?title=P%C3%A1gina_principal</text:a></text:p>
                <text:list>
                  <text:list-item>
                    <text:p text:style-name="P47">Entrada de Mapa de Conocimiento Crítico: <text:a xlink:type="simple" xlink:href="https://ws086.juntadeandalucia.es/wikigestionC/index.php?title=Mapa_de_Conocimiento_Crítico" text:style-name="Internet_20_link" text:visited-style-name="Visited_20_Internet_20_Link">https://ws086.juntadeandalucia.es/wikigestionC/index.php?title=Mapa_de_Conocimiento_Cr%C3%ADtico</text:a></text:p>
                  </text:list-item>
                </text:list>
              </text:list-item>
              <text:list-item>
                <text:p text:style-name="P47">Presentación d<text:span text:style-name="T35">el Grupo “Identificación del Conocimiento Crítico” en la “III Jornada Gestión del Conocimiento” </text:span><text:a xlink:type="simple" xlink:href="https://youtu.be/6D2t0164dwg" text:style-name="Internet_20_link" text:visited-style-name="Visited_20_Internet_20_Link">https://youtu.be/6D2t0164dwg</text:a></text:p>
              </text:list-item>
            </text:list>
            <text:p text:style-name="P33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2"><text:span text:style-name="T9">Justifica</text:span>ción</text:p>
            <text:p text:style-name="P40">Tras varios años de desarrollo y formación en la Metodología de Mapas de Conocimiento Crítico, en esta convocatoria 2020-2021, el Grupo <text:span text:style-name="T15">“Identificación de Conocimiento Crítico” </text:span>tiene como reto difundir y propagar <text:span text:style-name="T32">el conocimiento de</text:span> dicha metodología. <text:span text:style-name="T32">U</text:span>na de las medidas <text:span text:style-name="T32">propuestas </text:span>es l<text:span text:style-name="T32">a elaboración de un “Directorio de Mapas de Conocimiento Crítico” </text:span><text:span text:style-name="T35">para mostrar el avance e implantación de la metodología a lo largo y ancho de la Administración Pública Andaluza, tanto geográfica como funcionalmente.</text:span></text:p>
            <text:p text:style-name="P38"/>
            <text:p text:style-name="P30"><text:span text:style-name="T32">Además de dar visibilidad a la metodología, el Directorio también serviría para </text:span><text:span text:style-name="T34">r</text:span>ecopilar, conservar y mostrar el trabajo realizado a lo largo de las <text:span text:style-name="T32">anteriores</text:span> ediciones.</text:p>
            <text:p text:style-name="P19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4">Objetivos</text:p>
            <text:p text:style-name="P32">Desarrollar una aplicación web que sirva como directorio de referencia de los mapas de conocimiento crítico en la Administración Pública Andaluza, con las siguientes características:</text:p>
            <text:list xml:id="list2064162420" text:style-name="L4">
              <text:list-item>
                <text:p text:style-name="P52"><text:span text:style-name="T10">Mostrar mediante geolocalización la situación </text:span><text:span text:style-name="T13">geográfica </text:span><text:span text:style-name="T10">de los diferentes mapas de conocimiento crítico </text:span><text:span text:style-name="T11">y su</text:span><text:span text:style-name="T14">s</text:span><text:span text:style-name="T11"> </text:span><text:span text:style-name="T12">datos asociados, p.e. su estado (elaborados/en proceso de elaboración/nivel de desarrollo), área funcional/de conocimiento, departamentos y personas involucradas, así como otros metadatos.</text:span></text:p>
              </text:list-item>
              <text:list-item>
                <text:p text:style-name="P48">Búsqueda <text:span text:style-name="T33">de mapas de conocimiento crítico </text:span>a partir de diferentes <text:span text:style-name="T33">criterios.</text:span></text:p>
              </text:list-item>
              <text:list-item>
                <text:p text:style-name="P49">Mantenimiento de los datos almacenados (altas, modificaciones y, en caso necesario, bajas).</text:p>
              </text:list-item>
            </text:list>
            <text:p text:style-name="P34">Además, el proyecto tiene los siguientes objetivos:</text:p>
            <text:list xml:id="list3832978207" text:style-name="L5">
              <text:list-item>
                <text:p text:style-name="P50">Implantar la aplicación <text:span text:style-name="T42">en un servidor externo de producción.</text:span></text:p>
              </text:list-item>
              <text:list-item>
                <text:p text:style-name="P51">Automatizar la implantación mediante la pre-carga de datos.</text:p>
              </text:list-item>
            </text:list>
            <text:p text:style-name="P13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8">Material a utilizar</text:p>
            <text:list xml:id="list2049202547" text:style-name="L6">
              <text:list-item>
                <text:p text:style-name="P53"><text:span text:style-name="T38">Los datos </text:span><text:span text:style-name="T41">(</text:span><text:span text:style-name="T38">en bruto</text:span><text:span text:style-name="T41">)</text:span><text:span text:style-name="T38"> serán proporcionados por el Grupo mencionado.</text:span></text:p>
              </text:list-item>
              <text:list-item>
                <text:p text:style-name="P54">Como repositorio de desarrollo: Github.</text:p>
              </text:list-item>
              <text:list-item>
                <text:p text:style-name="P54">Como <text:span text:style-name="T16">servidor de desarrollo: contenedor</text:span><text:span text:style-name="T21">es</text:span><text:span text:style-name="T16"> Docker , con puertos 80/443/22 accesibles desde internet.</text:span></text:p>
              </text:list-item>
              <text:list-item>
                <text:p text:style-name="P55">Como estación de trabajo: ordenador (portátil) del alumno.</text:p>
              </text:list-item>
            </text:list>
            <text:p text:style-name="P35"/>
          </table:table-cell>
          <table:covered-table-cell/>
        </table:table-row>
      </table:table>
      <text:p text:style-name="P21"/>
      <text:p text:style-name="P21"/>
      <text:p text:style-name="P22">En Córdoba, a <text:span text:style-name="T16">0</text:span>2 <text:span text:style-name="T37">d</text:span>e <text:span text:style-name="T20">marzo </text:span>de 20<text:span text:style-name="T17">21</text:span></text:p>
      <text:p text:style-name="P21"/>
      <table:table table:name="Tabla4" table:style-name="Tabla4">
        <table:table-column table:style-name="Tabla4.A" table:number-columns-repeated="2"/>
        <table:table-column table:style-name="Tabla4.C"/>
        <table:table-row table:style-name="Tabla4.1">
          <table:table-cell table:style-name="Tabla4.A1" office:value-type="string">
            <text:p text:style-name="P10">El/la alumno/a</text:p>
          </table:table-cell>
          <table:table-cell table:style-name="Tabla4.B1" office:value-type="string">
            <text:p text:style-name="P23"></text:p>
          </table:table-cell>
          <table:table-cell table:style-name="Tabla4.C1" office:value-type="string">
            <text:p text:style-name="P10">Vº Bº del Profesor /Director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  <table:table-cell table:style-name="Tabla4.B1" office:value-type="string">
            <text:p text:style-name="P8"/>
          </table:table-cell>
          <table:table-cell table:style-name="Tabla4.C2" office:value-type="string">
            <text:p text:style-name="P8"/>
            <text:p text:style-name="P7"/>
            <text:p text:style-name="P7"><text:s text:c="2"/></text:p>
          </table:table-cell>
        </table:table-row>
      </table:table>
      <text:p text:style-name="P21"/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table:number-columns-spanned="3" office:value-type="string">
            <text:p text:style-name="P10">Vº Bº de la Comisión de Proyectos Integrado</text:p>
          </table:table-cell>
          <table:covered-table-cell/>
          <table:covered-table-cell/>
        </table:table-row>
        <table:table-row table:style-name="Tabla5.1">
          <table:table-cell table:style-name="Tabla5.B2" office:value-type="string">
            <text:p text:style-name="P10">Fecha de estudio</text:p>
          </table:table-cell>
          <table:table-cell table:style-name="Tabla5.B2" office:value-type="string">
            <text:p text:style-name="P10">Aceptado</text:p>
          </table:table-cell>
          <table:table-cell table:style-name="Tabla5.C2" office:value-type="string">
            <text:p text:style-name="P8"/>
          </table:table-cell>
        </table:table-row>
        <table:table-row table:style-name="Tabla5.1">
          <table:table-cell table:style-name="Tabla5.B3" office:value-type="string">
            <text:p text:style-name="P8"/>
          </table:table-cell>
          <table:table-cell table:style-name="Tabla5.B3" office:value-type="string">
            <text:p text:style-name="P36"><text:span text:style-name="T7">[ ]</text:span><text:span text:style-name="T5"><text:tab/>Si</text:span></text:p>
          </table:table-cell>
          <table:table-cell table:style-name="Tabla5.C4" table:number-rows-spanned="2" office:value-type="string">
            <text:p text:style-name="P8">El Tutor Docente</text:p>
          </table:table-cell>
        </table:table-row>
        <table:table-row table:style-name="Tabla5.1">
          <table:table-cell table:style-name="Tabla5.B4" office:value-type="string">
            <text:p text:style-name="P20">____de____________ de 20<text:span text:style-name="T25">21</text:span></text:p>
          </table:table-cell>
          <table:table-cell table:style-name="Tabla5.B4" office:value-type="string">
            <text:p text:style-name="P36"><text:span text:style-name="T7">[ ]</text:span><text:span text:style-name="T5"><text:tab/>No</text:span></text:p>
          </table:table-cell>
          <table:covered-table-cell/>
        </table:table-row>
      </table:table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language="es" fo:country="ES" fo:font-weight="bold" style:font-size-asian="12pt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MP2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MP3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12.296cm" svg:y="-0.199cm" svg:width="1.96cm" svg:height="1.96cm" draw:z-index="1"><draw:image xlink:href="Pictures/10000000000002000000020008FBC79DABA37C35.png" xlink:type="simple" xlink:show="embed" xlink:actuate="onLoad" draw:mime-type="image/png"/></draw:frame><draw:frame draw:style-name="Mfr1" draw:name="Imagen4" text:anchor-type="char" svg:x="14.651cm" svg:y="-0.042cm" svg:width="2.182cm" svg:height="1.84cm" draw:z-index="3"><draw:image xlink:href="Pictures/1000020100000320000002A3C640345E59858897.png" xlink:type="simple" xlink:show="embed" xlink:actuate="onLoad" draw:mime-type="image/png"/></draw:frame><draw:frame draw:style-name="Mfr2" draw:name="Imagen5" text:anchor-type="char" svg:x="10.176cm" svg:y="-0.072cm" svg:width="1.831cm" svg:height="1.831cm" draw:z-index="5"><draw:image xlink:href="Pictures/1000020100000064000000640DCECA85C1743736.png" xlink:type="simple" xlink:show="embed" xlink:actuate="onLoad" draw:mime-type="image/png"/></draw:frame>Departamento de Informática y Comunicaciones</text:p>
        <text:p text:style-name="MP2"/>
        <text:p text:style-name="MP3"/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title>Proyecto fin de carrera</dc:title>
    <meta:initial-creator>Administrador</meta:initial-creator>
    <meta:creation-date>2004-03-02T20:16:00</meta:creation-date>
    <dc:date>2021-04-12T11:01:35.923000000</dc:date>
    <meta:printed-by>José Albendín</meta:printed-by>
    <meta:print-date>2007-11-06T19:06:31</meta:print-date>
    <dc:language>es-ES</dc:language>
    <meta:editing-cycles>21</meta:editing-cycles>
    <meta:editing-duration>PT7H50M37S</meta:editing-duration>
    <meta:document-statistic meta:table-count="5" meta:image-count="3" meta:object-count="0" meta:page-count="2" meta:paragraph-count="99" meta:word-count="812" meta:character-count="5865" meta:non-whitespace-character-count="5151"/>
    <meta:user-defined meta:name="Info 1"/>
    <meta:user-defined meta:name="Info 2"/>
    <meta:user-defined meta:name="Info 3"/>
    <meta:user-defined meta:name="Info 4"/>
  </office:meta>
</office:document-meta>
</file>